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c4d1f" officeooo:paragraph-rsid="000c4d1f"/>
    </style:style>
    <style:style style:name="P2" style:family="paragraph" style:parent-style-name="Standard">
      <style:text-properties officeooo:rsid="000c4d1f" officeooo:paragraph-rsid="000c51cc"/>
    </style:style>
    <style:style style:name="P3" style:family="paragraph" style:parent-style-name="Standard">
      <style:text-properties officeooo:rsid="000c51cc" officeooo:paragraph-rsid="000c51cc"/>
    </style:style>
    <style:style style:name="P4" style:family="paragraph" style:parent-style-name="Standard">
      <style:text-properties officeooo:rsid="000c795e" officeooo:paragraph-rsid="000c795e"/>
    </style:style>
    <style:style style:name="P5" style:family="paragraph" style:parent-style-name="Standard">
      <style:text-properties officeooo:rsid="000d5cb6" officeooo:paragraph-rsid="000d5cb6"/>
    </style:style>
    <style:style style:name="P6" style:family="paragraph" style:parent-style-name="Standard">
      <style:text-properties officeooo:rsid="000e84e7" officeooo:paragraph-rsid="000e84e7"/>
    </style:style>
    <style:style style:name="P7" style:family="paragraph" style:parent-style-name="Standard">
      <style:text-properties officeooo:rsid="0010620e" officeooo:paragraph-rsid="0010620e"/>
    </style:style>
    <style:style style:name="P8" style:family="paragraph" style:parent-style-name="Standard">
      <style:text-properties officeooo:rsid="00109756" officeooo:paragraph-rsid="00109756"/>
    </style:style>
    <style:style style:name="P9" style:family="paragraph" style:parent-style-name="Standard">
      <style:text-properties officeooo:rsid="00120ce6" officeooo:paragraph-rsid="00120ce6"/>
    </style:style>
    <style:style style:name="P10" style:family="paragraph" style:parent-style-name="Standard">
      <style:text-properties officeooo:rsid="000c4d1f" officeooo:paragraph-rsid="000c4d1f"/>
    </style:style>
    <style:style style:name="T1" style:family="text">
      <style:text-properties officeooo:rsid="001062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n respecto a un sistema de paginación resuelva las siguiente cuestiones:</text:p>
      <text:p text:style-name="P1">1.1.Describa detalladamente los pasos que lleva a cabo el núcleo en un SO de memoria virtual con paginación por demanda cuando se produce una falta de página al tratar de acceder a una dirección de memoria.</text:p>
      <text:p text:style-name="P3">Cuando se produce una falta de página el kernel realiza los siguientes pasos:</text:p>
      <text:p text:style-name="P3">1. Busca la ubicación en disco de la página solicitada mirando la entrada de la Tabla de Ubicación en Disco.</text:p>
      <text:p text:style-name="P3">2.Busca un marco de página libre en memoria principal. Si no hubiera, se puede optar por reemplazar una página de memoria RAM.</text:p>
      <text:p text:style-name="P3">3.Carga la páginas desde disco al marco libre de memoria RAM, como consecuencia el proceso pasa a estado “BLOQUEADO”.</text:p>
      <text:p text:style-name="P3">4.Se termina la operación de E/S, se provoca una interrupción y el kernel ejecuta la rutina de servicio de interrupción.</text:p>
      <text:p text:style-name="P3">5.Se actualiza la tabla de páginas, poniendo el bit de presencia a 1, el nº de marco asociado a la página, etc.</text:p>
      <text:p text:style-name="P3">6.El proceso que estaba bloqueado mientras se traía a memoria principal la nueva página pasa de “BLOQUEADO” a “LISTO”</text:p>
      <text:p text:style-name="P3">7.El planif_CPU() selecciona el siguiente proceso a ejecutar → la instrucción que generó la falta de página se volverá a ejecutar desde el principio.</text:p>
      <text:p text:style-name="P1"/>
      <text:p text:style-name="P1"/>
      <text:p text:style-name="P1">1.2.¿Cuáles son los campos de información (y para qué sirven) que hay que añadir a un sistema de paginación para que soporte memoria virtual? Considere la RAM y el espacio de intercambio (partición SWAP).</text:p>
      <text:p text:style-name="P1"/>
      <text:p text:style-name="P1"/>
      <text:p text:style-name="P1">2.-Con respecto a paginación resuelva las siguientes cuestiones:</text:p>
      <text:p text:style-name="P1">2.1.¿Qué problema resuelve la paginación multinivel en un sistema de paginación y cómo interpreta las direcciones virtuales de la CPU de dicho sistema?</text:p>
      <text:p text:style-name="P3">La paginación multinivel resuelve el problema de las tablas de páginas demasiado grandes, para esto lo que se hace es utilizar una parte de la dirección para indexar la entrada de una tabla de página de primer nivel, cada entrada de esta tabla apunta a una tabla de página de segundo nivel, esto nos permite que solo las entradas de la tabla de páginas que se están utilizando, es decir tiene una dirección física asignada generen una tabla de página de segundo nivel y por tanto ocupen espacio, en lugar de tener que mantener en memoria una tabla de páginas muy grande en la que la mitad de las entradas están vacías y ocupan espacio. Lo que hace la CPU para tratar la paginación multinivel es, utilizar los bits menos significativos como offset, esto no varía respecto a la paginacion normal. Y los bits más significativos en lugar de utilizarse todos para indexar una única tabla, se utilizan los n bits más significativos para indexar una tabla de primer nivel, los n+1,…,n+k, para indexar una tabla de segundo nivel, así hasta tantos niveles como se tenga.</text:p>
      <text:p text:style-name="P3"/>
      <text:p text:style-name="P1">2.2.Describa las principales estructuras de datos y los principales campos que utiliza el núcleo de Linux para gestionar el espacio de direcciones virtuales de un proceso y su correspondiente espacio físico. Utilízalas para describir el espacio de direcciones del ejercicio 3.</text:p>
      <text:p text:style-name="P3">Las principales estructuras de datos que utiliza el núcleo de Linux para gestionar el espacio de direcciones de un proceso son:</text:p>
      <text:p text:style-name="P3">La tabla de páginas→contiene el marco de página física asociado a una determinada página virtual, esto permite que al llegar una dirección virtual esta se traduzca utilizando la tabla de páginas y al marco de página correspondiente se le suma el offset dando lugar la dirección real.</text:p>
      <text:p text:style-name="P3">La tabla de ubicación en disco→ esta tabla mantiene información de donde se encuentran las páginas en el almacenamiento de disco. Contiene una entrada por página virtual, y cada entrada <text:soft-page-break/>tiene información sobre el dispositivo lógico en el que se encuentra la página y el nº de bloque dentro del mismo.</text:p>
      <text:p text:style-name="P3"/>
      <text:p text:style-name="P3">Tabla de marco de página→ mantiene información relativa a cada marco de página en el que se divide la memoria principal.</text:p>
      <text:p text:style-name="P3"/>
      <text:p text:style-name="P4">Fijándonos en el ejercicio tres podemos ver que la tabla de páginas tiene 128K entradas, cada una de ellas tendrá un campo marco de página, bit de presencia, bit de modificación, bits de protección y dependiendo del algoritmo de reemplazo un bit de referencia.</text:p>
      <text:p text:style-name="P4">Por otro lado en la TUD también habran 128K entradas, pues hay una por página virtual, cada una tendrá los campos dispositivo lógico que contendrán los pares (major:minor) asociados al dispositivo lógico que contienen a la página en disco y el campo nº de bloque.</text:p>
      <text:p text:style-name="P6">La tabla de marco de página por su lado mantiene un campo nº de página, un identificador de proceso, bits de control y un puntero de la cadaena.</text:p>
      <text:p text:style-name="P4"/>
      <text:p text:style-name="P2"/>
      <text:p text:style-name="P1">3.-Considere un sistema con un espacio de direcciones virtuales de 128K páginas con un tamaño de 8KB cada una, con una memoria física de 64MB y direccionamiento a nivel de byte. ¿Cuántos bits hay en la direcciómn virtual?¿Y en la física? En otras palabras, cuantos bits son necesarios para acceder a una única dirección virtual del espacio virtual y cuantos para acceder a una única dirección física del espacio físico.</text:p>
      <text:p text:style-name="P3">64MB=2^26B, luego hay 2^26 direcciones y por tanto se requieren 26 bits para la dirección fisica</text:p>
      <text:p text:style-name="P3">128K=2^17páginas, 8KB=2^13B, luego se requieren 30 bits para la dirección virtual</text:p>
      <text:p text:style-name="P1"/>
      <text:p text:style-name="P1">4.-Con respecto a métodos de asignación de espacio en disco:</text:p>
      <text:p text:style-name="P1">4.1.¿Qué ventajas de asignación presenta el método de asignación FAT con respecto al método indexado con un solo bloque índice?</text:p>
      <text:p text:style-name="P8">Las ventajas que presenta el metodo de asignación FAT sobre el indexado con un bloque indice principalmente son:</text:p>
      <text:p text:style-name="P8">Como el metodo de asignación FAT mantiene una tabla que contiene entradas por cada bloque de disco implica que se pueden asignar todos los bloques de disco, mientras que en la asignación indexada con un bloque indice la memoria asignada se verá limitada a cuantos bloques de datos pueda apuntar el bloque indice. </text:p>
      <text:p text:style-name="P8">Otra ventaja es que la tabla FAT <text:s/>se mantiene en MP luego no hace falta cargarla cada vez que se quiera hacer una lectura o escritura de un bloque. Por otro lado en la indexada con un bloque índice si este no esta en memoria principal será necesario traerlo, buscar el bloque necesario y traer ese bloque una vez se haya obtenido la dirección desperdiciando demasiado tiempo. </text:p>
      <text:p text:style-name="P8"/>
      <text:p text:style-name="P1">4.2.¿Qué método de asignación de espacio en disco utilizarías para un SA que almacena exclusivamente películas en 4K, y que requiere eliminar películas cada 6 meses para almacenar los nuevos títulos que van apareciendo? Justifique.</text:p>
      <text:p text:style-name="P6">Lo ideal sería utilizar asignación de espacio indexado multinivel.</text:p>
      <text:p text:style-name="P6"/>
      <text:p text:style-name="P6">La asignación contigua no sería útil pues para empezar no se conocen el tamaño de los archivos de antemano y se podría producir fragmentación externa. </text:p>
      <text:p text:style-name="P6"/>
      <text:p text:style-name="P6">La asignación enlazada no sería muy útil pues, no se podría hacer acceso directo y sobre todo hay dos grande problemas. Como cada bloque requiere <text:s/>espacio para indicar el siguiente en las peliculas de 4K que son de gran tamaño se requeriría de muchos bloque y como cada uno de ellos tiene un puntero al final se desperdiciaría una gran cantidad de espacio para apuntar de un bloque a otro. El otro gran problema sería que un bloque dañado se carga toda la cadena de bloques, la solución es una lista doblemente en lazada lo que implica un mayor desperdicio de memoria.</text:p>
      <text:p text:style-name="P6"><text:soft-page-break/></text:p>
      <text:p text:style-name="P6">La asignacion enlazada con FAT <text:span text:style-name="T1">un gran problema de la FAT es que para acceder a una posición hay que seguirlas todas. Además en archivos que son tan grandes como el que interesa la tabla FAT tendría un tremendo tamaño lo que implica ocuparía bastante espacio y que para recorrerla se desperdiciaría demasiado tiempo.</text:span></text:p>
      <text:p text:style-name="P7">La asignación indexada es la mejor porque soporta acceso directo, no sufre fragmentación interna y para solucionar el desperdicio de espacio de loas punteros de un solo bloque índice utilizaremos multinivel, ampliando así el tamaño de espacio que puede apuntar.</text:p>
      <text:p text:style-name="P1"/>
      <text:p text:style-name="P1">5.-Con respecto al inodo de Unix/Linux:</text:p>
      <text:p text:style-name="P1">5.1. Indica cuáles son los distintos campos que mantiene el inodo y qué información contienen.</text:p>
      <text:p text:style-name="P5">Los campos de los que dispone un inodo son los siguientes:</text:p>
      <text:p text:style-name="P5">El identificador de propietario y grupo del archivo: UID y GID.</text:p>
      <text:p text:style-name="P5">El tipo de archivo(regular, directorio, cauce, link…).Si este campo está a 0 el inodo está vacío.</text:p>
      <text:p text:style-name="P5">Los permisos de acceso sobre el archivo.</text:p>
      <text:p text:style-name="P5">Los tiempos de acceso: ultima modificación del archivo, último acceso y última vez que se modificó el inodo.</text:p>
      <text:p text:style-name="P5">El contador de enlace duros.</text:p>
      <text:p text:style-name="P5">El campo de localización: estructura de datos que mantiene los bloque de disco que soportan los datos del archivo.</text:p>
      <text:p text:style-name="P5">El tamaño del archivo.</text:p>
      <text:p text:style-name="P1">5.2.¿Qué indica el contador de enlaces del inodo de disco y qué valores puede contener?¿Qué indica el contador de referencias del inodo de memoria (inodo in core) y qué valores puede contener?</text:p>
      <text:p text:style-name="P9">El contador de enlaces del inodo de disco contiene el número de hardlinks que tiene asociado dicho inodo mientras que el inodo de memoria, si este contador llegase a cero se eliminaría el inodo. Por otro lado el contador de inodo <text:s/>de memoria mantiene el numero de procesos que tienen abierto el archivo o los archivos que tienen asociado dicho inodo, de forma que al cerrar todos estos archivos, se podría extraer de memoria el inodo.</text:p>
      <text:p text:style-name="P1"/>
      <text:p text:style-name="P1">6.-Suponga un inodo de un sistema de archivos ext2 (Linux) cuyo campo de localización tiene: 12 entradas para almacenar números de bloques de disco, una entrada para almacenar el número de un bloque índice, una entrada para almacenar el número de bloque índice que es raíz de una indexación a 2 niveles y una entrada para almacenar el número de bloque índice que es raíz de una indexación a <text:s/>3 niveles. También suponga qe el tamaño del bloque es de 1KB y los número de bloque ocupan 4 bytes:</text:p>
      <text:p text:style-name="P1"/>
      <text:p text:style-name="P1">6.1.¿Qué espacio total (en bytes) se requiere para almacenar la información sobre la localización física de un archivo que ocupa 3MB?.Justifique.</text:p>
      <text:p text:style-name="P1"/>
      <text:p text:style-name="P1">6.2.¿Qué bloques índice y qué bloque de datos hay que traer de disco a memoria para acceder al byte 4.200.000 de un archivo con nombre F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15T09:15:15.720706527</meta:creation-date>
    <dc:date>2021-01-10T13:22:18.038601756</dc:date>
    <meta:editing-duration>PT2H51M32S</meta:editing-duration>
    <meta:editing-cycles>2</meta:editing-cycles>
    <meta:generator>LibreOffice/6.4.6.2$Linux_X86_64 LibreOffice_project/40$Build-2</meta:generator>
    <meta:document-statistic meta:table-count="0" meta:image-count="0" meta:object-count="0" meta:page-count="3" meta:paragraph-count="51" meta:word-count="1641" meta:character-count="9701" meta:non-whitespace-character-count="8104"/>
  </office:meta>
</office:document-meta>
</file>